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602cm"/>
    </style:style>
    <style:style style:name="gr2" style:family="graphic" style:parent-style-name="objectwithoutfill">
      <style:graphic-properties svg:stroke-width="0.106cm" svg:stroke-color="#55215b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15cm"/>
    </style:style>
    <style:style style:name="gr4" style:family="graphic" style:parent-style-name="objectwithoutfill">
      <style:graphic-properties svg:stroke-width="0.106cm" svg:stroke-color="#55215b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55215b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d7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d7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d7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d7" style:text-position="super 58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cm" svg:height="3.6cm" svg:x="2.4cm" svg:y="5.3cm">
          <text:p text:style-name="P1"><text:span text:style-name="T1">Game</text:span></text:p>
          <text:p text:style-name="P1"><text:span text:style-name="T2">(Scor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5.8cm" svg:height="3.6cm" svg:x="11.9cm" svg:y="5.3cm">
          <text:p text:style-name="P1"><text:span text:style-name="T1">Frame</text:span></text:p>
          <text:p text:style-name="P1"><text:span text:style-name="T2">(Scor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1cm" svg:y1="7.1cm" svg:x2="12cm" svg:y2="7.1cm">
          <text:p/>
        </draw:line>
        <draw:frame draw:style-name="gr3" draw:text-style-name="P4" draw:layer="layout" svg:width="1.7cm" svg:height="1.4cm" svg:x="9.9cm" svg:y="5.7cm">
          <draw:text-box>
            <text:p text:style-name="P1"><text:span text:style-name="T3">10</text:span></text:p>
          </draw:text-box>
        </draw:frame>
        <draw:custom-shape draw:style-name="gr1" draw:text-style-name="P2" draw:layer="layout" svg:width="5.8cm" svg:height="3.6cm" svg:x="21.8cm" svg:y="5.3cm">
          <text:p text:style-name="P1"><text:span text:style-name="T1">R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8cm" svg:y1="7.1cm" svg:x2="21.7cm" svg:y2="7.1cm">
          <text:p/>
        </draw:line>
        <draw:frame draw:style-name="gr3" draw:text-style-name="P5" draw:layer="layout" svg:width="2.1cm" svg:height="1.4cm" svg:x="19.1cm" svg:y="5.8cm">
          <draw:text-box>
            <text:p text:style-name="P1"><text:span text:style-name="T3">1..2</text:span></text:p>
          </draw:text-box>
        </draw:frame>
        <draw:custom-shape draw:style-name="gr1" draw:text-style-name="P2" draw:layer="layout" svg:width="5.8cm" svg:height="3.6cm" svg:x="11.8cm" svg:y="11.8cm">
          <text:p text:style-name="P1"><text:span text:style-name="T1">10</text:span><text:span text:style-name="T4">th</text:span><text:span text:style-name="T1"> Fr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7cm" svg:y1="11.8cm" svg:x2="14.8cm" svg:y2="8.9cm">
          <text:p/>
        </draw:line>
        <draw:line draw:style-name="gr4" draw:text-style-name="P3" draw:layer="layout" svg:x1="17.6cm" svg:y1="13.5cm" svg:x2="24.7cm" svg:y2="8.9cm">
          <text:p/>
        </draw:line>
        <draw:frame draw:style-name="gr3" draw:text-style-name="P5" draw:layer="layout" svg:width="2.1cm" svg:height="1.4cm" svg:x="24.2cm" svg:y="10.1cm">
          <draw:text-box>
            <text:p text:style-name="P1"><text:span text:style-name="T3">2..3</text:span></text:p>
          </draw:text-box>
        </draw:frame>
        <draw:connector draw:style-name="gr5" draw:text-style-name="P3" draw:layer="layout" draw:line-skew="-1.699cm" svg:x1="12.749cm" svg:y1="5.827cm" svg:x2="16.851cm" svg:y2="5.827cm" draw:start-shape="id1" draw:start-glue-point="5" draw:end-shape="id1" draw:end-glue-point="11" svg:d="M12749 5827v-2727h4102v2727" svg:viewBox="0 0 4103 2728">
          <text:p text:style-name="P1">Next Fram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8:14:31.796000000</meta:creation-date>
    <dc:date>2019-01-08T07:32:06.239000000</dc:date>
    <meta:editing-duration>PT2M51S</meta:editing-duration>
    <meta:editing-cycles>3</meta:editing-cycles>
    <meta:generator>LibreOffice/6.1.1.2$Windows_X86_64 LibreOffice_project/5d19a1bfa650b796764388cd8b33a5af1f5baa1b</meta:generator>
    <meta:document-statistic meta:object-count="12"/>
  </office:meta>
</office:document-meta>
</file>